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0.818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IPA P明朝" fo:font-size="10pt" fo:language="en" fo:country="US" fo:font-style="normal" fo:text-shadow="none" style:text-underline-style="none" fo:font-weight="normal" style:text-underline-mode="continuous" style:text-line-through-mode="continuous" style:font-size-asian="7pt" style:language-asian="ja" style:country-asian="JP" style:font-style-asian="normal" style:font-weight-asian="normal" style:font-name-complex="Lucidasans" style:font-size-complex="7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/>
          <table:table-cell office:value-type="float" office:value="1485">
            <text:p>1485</text:p>
          </table:table-cell>
          <table:table-cell table:number-columns-repeated="2"/>
          <table:table-cell office:value-type="float" office:value="1890">
            <text:p>1890</text:p>
          </table:table-cell>
          <table:table-cell office:value-type="float" office:value="1896">
            <text:p>1896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office:value-type="float" office:value="559">
            <text:p>559</text:p>
          </table:table-cell>
          <table:table-cell office:value-type="float" office:value="557">
            <text:p>557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1295">
            <text:p>1295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office:value-type="float" office:value="1319">
            <text:p>1319</text:p>
          </table:table-cell>
          <table:table-cell office:value-type="float" office:value="1325">
            <text:p>1325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table:number-columns-repeated="2" office:value-type="float" office:value="60">
            <text:p>60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table:number-columns-repeated="236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table:number-columns-repeated="236"/>
        </table:table-row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  <table:table-cell table:number-columns-repeated="236"/>
        </table:table-row>
        <table:table-row table:style-name="ro1">
          <table:table-cell>
            <draw:frame table:end-cell-address="表1.G37" table:end-x="0.705cm" table:end-y="0.032cm" draw:z-index="0" draw:style-name="gr1" svg:width="6.488cm" svg:height="7.097cm" svg:x="0.002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2cm" table:end-y="0.032cm" draw:z-index="1" draw:style-name="gr1" svg:width="6.488cm" svg:height="7.097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7cm" table:end-y="0.032cm" draw:z-index="2" draw:style-name="gr1" svg:width="6.488cm" svg:height="7.097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158cm" table:end-y="0.032cm" draw:z-index="3" draw:style-name="gr1" svg:width="6.488cm" svg:height="7.097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27cm" draw:z-index="4" draw:style-name="gr1" svg:width="6.494cm" svg:height="6.099cm" svg:x="0.002cm" svg:y="0.057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8cm" table:end-y="0.227cm" draw:z-index="5" draw:style-name="gr1" svg:width="6.494cm" svg:height="6.099cm" svg:x="0.715cm" svg:y="0.057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2cm" table:end-y="0.021cm" draw:z-index="6" draw:style-name="gr1" svg:width="6.493cm" svg:height="5.469cm" svg:x="0.424cm" svg:y="0.057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1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1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485">
            <text:p>1485</text:p>
          </table:table-cell>
          <table:table-cell office:value-type="string">
            <text:p>Object のコピーコンストラクタ変更.測定マシンは同じだがamd64になった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896">
            <text:p>1896</text:p>
          </table:table-cell>
          <table:table-cell table:style-name="ce5" office:value-type="string">
            <text:p><text:a xlink:href="http://code.google.com/p/mosh-scheme/source/diff?spec=svn1819&amp;r=1819&amp;format=side&amp;path=/trunk/RecordProcedures.cpp">http://code.google.com/p/mosh-scheme/source/diff?spec=svn1819&amp;r=1819&amp;format=side&amp;path=/trunk/RecordProcedures.cpp</text:a></text:p>
          </table:table-cell>
          <table:table-cell table:number-columns-repeated="238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5cm" table:end-y="0.044cm" draw:z-index="0" draw:style-name="gr2" svg:width="14.875cm" svg:height="10.38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1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明朝" svg:font-family="'IPA P明朝'" style:font-family-generic="roma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3">2009/07/03</text:date>, <text:time>21:24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taro</meta:initial-creator>
    <meta:creation-date>2008-12-17T22:53:08</meta:creation-date>
    <dc:date>2009-07-03T21:24:32</dc:date>
    <meta:editing-cycles>35</meta:editing-cycles>
    <meta:editing-duration>PT153H07M22S</meta:editing-duration>
    <meta:document-statistic meta:table-count="3" meta:cell-count="390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62cm" svg:y="0.112cm" chart:style-name="ch2">
          <text:p>fib(31)</text:p>
        </chart:title>
        <chart:legend chart:legend-position="end" svg:x="4.675cm" svg:y="1.82cm" chart:style-name="ch3"/>
        <chart:plot-area chart:style-name="ch4" table:cell-range-address="表1.A1:表1.R4" chart:data-source-has-labels="both" svg:x="0.127cm" svg:y="0.692cm" svg:width="4.416cm" svg:height="4.048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:表1.R1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>14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2:表1.A2">Mosh</text:p>
              </table:table-cell>
              <table:table-cell office:value-type="float" office:value="297">
                <text:p text:id="表1.B2:表1.R2"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3:表1.A3">Gauche</text:p>
              </table:table-cell>
              <table:table-cell office:value-type="float" office:value="268">
                <text:p text:id="表1.B3:表1.R3"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 text:id="表1.A4:表1.A4">Ypsilon</text:p>
              </table:table-cell>
              <table:table-cell office:value-type="float" office:value="242">
                <text:p text:id="表1.B4:表1.R4"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39cm" svg:y="0.114cm" chart:style-name="ch2">
          <text:p>tak</text:p>
        </chart:title>
        <chart:legend chart:legend-position="end" svg:x="4.675cm" svg:y="1.82cm" chart:style-name="ch3"/>
        <chart:plot-area chart:style-name="ch4" table:cell-range-address="表1.A5:表1.R8" chart:data-source-has-labels="both" svg:x="0.127cm" svg:y="0.692cm" svg:width="4.416cm" svg:height="4.048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5:表1.R5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6:表1.A6">Mosh</text:p>
              </table:table-cell>
              <table:table-cell office:value-type="float" office:value="664">
                <text:p text:id="表1.B6:表1.R6"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7:表1.A7">Gauche</text:p>
              </table:table-cell>
              <table:table-cell office:value-type="float" office:value="582">
                <text:p text:id="表1.B7:表1.R7"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 text:id="表1.A8:表1.A8">Ypsilon</text:p>
              </table:table-cell>
              <table:table-cell office:value-type="float" office:value="487">
                <text:p text:id="表1.B8:表1.R8"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517cm" svg:y="0.113cm" chart:style-name="ch2">
          <text:p>triangle</text:p>
        </chart:title>
        <chart:legend chart:legend-position="end" svg:x="4.675cm" svg:y="1.82cm" chart:style-name="ch3"/>
        <chart:plot-area chart:style-name="ch4" table:cell-range-address="表1.A9:表1.R12" chart:data-source-has-labels="both" svg:x="0.125cm" svg:y="0.69cm" svg:width="4.416cm" svg:height="4.04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9:表1.R9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1.A10:表1.A10">Mosh</text:p>
              </table:table-cell>
              <table:table-cell office:value-type="float" office:value="1641">
                <text:p text:id="表1.B10:表1.R10"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95">
                <text:p>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1:表1.A11">Gauche</text:p>
              </table:table-cell>
              <table:table-cell office:value-type="float" office:value="1223">
                <text:p text:id="表1.B11:表1.R11"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 text:id="表1.A12:表1.A12">Ypsilon</text:p>
              </table:table-cell>
              <table:table-cell office:value-type="float" office:value="1309">
                <text:p text:id="表1.B12:表1.R12"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01cm" svg:y="0.114cm" chart:style-name="ch2">
          <text:p>takl</text:p>
        </chart:title>
        <chart:legend chart:legend-position="end" svg:x="4.675cm" svg:y="1.82cm" chart:style-name="ch3"/>
        <chart:plot-area chart:style-name="ch4" table:cell-range-address="表1.A13:表1.R16" chart:data-source-has-labels="both" svg:x="0.127cm" svg:y="0.692cm" svg:width="4.416cm" svg:height="4.048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1.B13:表1.R13"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 text:id="表1.A14:表1.A14">Mosh</text:p>
              </table:table-cell>
              <table:table-cell office:value-type="float" office:value="69">
                <text:p text:id="表1.B14:表1.R14"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1.A15:表1.A15">Gauche</text:p>
              </table:table-cell>
              <table:table-cell office:value-type="float" office:value="68">
                <text:p text:id="表1.B15:表1.R15"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 text:id="表1.A16:表1.A16">Ypsilon</text:p>
              </table:table-cell>
              <table:table-cell office:value-type="float" office:value="75">
                <text:p text:id="表1.B16:表1.R16"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637cm" svg:y="0.096cm" chart:style-name="ch2">
          <text:p>empty</text:p>
        </chart:title>
        <chart:legend chart:legend-position="end" svg:x="4.92cm" svg:y="1.947cm" chart:style-name="ch3"/>
        <chart:plot-area chart:style-name="ch4" table:cell-range-address="表1.A17:表1.R17" chart:data-source-has-labels="column" svg:x="0.128cm" svg:y="0.674cm" svg:width="4.66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7:表1.A17">empty</text:p>
              </table:table-cell>
              <table:table-cell office:value-type="float" office:value="55">
                <text:p text:id="表1.B17:表1.R17"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138cm" svg:y="0.099cm" chart:style-name="ch2">
          <text:p>load-library</text:p>
        </chart:title>
        <chart:legend chart:legend-position="end" svg:x="4.446cm" svg:y="1.788cm" chart:style-name="ch3"/>
        <chart:plot-area chart:style-name="ch4" table:cell-range-address="表1.A18:表1.R18" chart:data-source-has-labels="column" svg:x="0.126cm" svg:y="0.674cm" svg:width="4.18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8:表1.A18">load-library</text:p>
              </table:table-cell>
              <table:table-cell office:value-type="float" office:value="93">
                <text:p text:id="表1.B18:表1.R18"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90691375732pt" style:font-size-asian="12.8290691375732pt" style:font-size-complex="12.8290691375732pt"/>
    </style:style>
    <style:style style:name="ch3" style:family="chart">
      <style:graphic-properties draw:stroke="none" svg:stroke-color="#b3b3b3" draw:fill="none" draw:fill-color="#e6e6e6"/>
      <style:text-properties fo:font-size="7.89481115341187pt" style:font-size-asian="7.89481115341187pt" style:font-size-complex="7.8948111534118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4cm" svg:height="3.949cm" chart:class="chart:line" chart:style-name="ch1">
        <chart:title svg:x="2.85cm" svg:y="0.093cm" chart:style-name="ch2">
          <text:p>clos</text:p>
        </chart:title>
        <chart:legend chart:legend-position="end" svg:x="5.186cm" svg:y="1.692cm" chart:style-name="ch3"/>
        <chart:plot-area chart:style-name="ch4" table:cell-range-address="表1.A19:表1.R19" chart:data-source-has-labels="column" svg:x="0.124cm" svg:y="0.653cm" svg:width="4.917cm" svg:height="3.12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 text:id="表1.A19:表1.A19">clos</text:p>
              </table:table-cell>
              <table:table-cell office:value-type="float" office:value="549">
                <text:p text:id="表1.B19:表1.R19"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A1:表2.Z3" chart:data-source-has-labels="both" svg:x="0.392cm" svg:y="0.146cm" svg:width="12.379cm" svg:height="6.966cm">
          <chart:axis chart:dimension="x" chart:name="primary-x" chart:style-name="ch4">
            <chart:title svg:x="6.253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7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表2.B1:表2.Z1"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表2.A2:表2.A2">Mosh</text:p>
              </table:table-cell>
              <table:table-cell office:value-type="float" office:value="1964">
                <text:p text:id="表2.B2:表2.Z2"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表2.A3:表2.A3">Ypsilon</text:p>
              </table:table-cell>
              <table:table-cell office:value-type="float" office:value="844">
                <text:p text:id="表2.B3:表2.Z3"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